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12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results-ml-3-2-31337.txt</text:p>
          </table:table-cell>
          <table:table-cell table:number-columns-repeated="16"/>
          <table:table-cell table:style-name="Default"/>
        </table:table-row>
        <table:table-row table:style-name="ro1">
          <table:table-cell office:value-type="string" calcext:value-type="string">
            <text:p>(31337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81456953642" calcext:value-type="float">
            <text:p>0.781456953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31337-W2V-3</text:p>
          </table:table-cell>
          <table:table-cell office:value-type="string" calcext:value-type="string">
            <text:p>(31337)</text:p>
          </table:table-cell>
        </table:table-row>
        <table:table-row table:style-name="ro1">
          <table:table-cell office:value-type="string" calcext:value-type="string">
            <text:p>(31337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54966887417" calcext:value-type="float">
            <text:p>0.7549668874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31337-W2V-3</text:p>
          </table:table-cell>
          <table:table-cell office:value-type="string" calcext:value-type="string">
            <text:p>(31337)</text:p>
          </table:table-cell>
        </table:table-row>
        <table:table-row table:style-name="ro1">
          <table:table-cell office:value-type="string" calcext:value-type="string">
            <text:p>(31337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74834437086" calcext:value-type="float">
            <text:p>0.7748344371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31337-W2V-3</text:p>
          </table:table-cell>
          <table:table-cell office:value-type="string" calcext:value-type="string">
            <text:p>(31337)</text:p>
          </table:table-cell>
        </table:table-row>
        <table:table-row table:style-name="ro1">
          <table:table-cell office:value-type="string" calcext:value-type="string">
            <text:p>(31337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692307692308" calcext:value-type="float">
            <text:p>0.6923076923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31337-W2V-3</text:p>
          </table:table-cell>
          <table:table-cell office:value-type="string" calcext:value-type="string">
            <text:p>(31337)</text:p>
          </table:table-cell>
        </table:table-row>
        <table:table-row table:style-name="ro1">
          <table:table-cell office:value-type="string" calcext:value-type="string">
            <text:p>(31337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17948717949" calcext:value-type="float">
            <text:p>0.7179487179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31337-W2V-3</text:p>
          </table:table-cell>
          <table:table-cell office:value-type="string" calcext:value-type="string">
            <text:p>(31337)</text:p>
          </table:table-cell>
        </table:table-row>
        <table:table-row table:style-name="ro1">
          <table:table-cell office:value-type="string" calcext:value-type="string">
            <text:p>(31337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679487179487" calcext:value-type="float">
            <text:p>0.6794871795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31337-W2V-3</text:p>
          </table:table-cell>
          <table:table-cell office:value-type="string" calcext:value-type="string">
            <text:p>(31337)</text:p>
          </table:table-cell>
        </table:table-row>
        <table:table-row table:style-name="ro1">
          <table:table-cell office:value-type="string" calcext:value-type="string">
            <text:p>(31337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876712328767" calcext:value-type="float">
            <text:p>0.8767123288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31337-W2V-3</text:p>
          </table:table-cell>
          <table:table-cell office:value-type="string" calcext:value-type="string">
            <text:p>(31337)</text:p>
          </table:table-cell>
        </table:table-row>
        <table:table-row table:style-name="ro1">
          <table:table-cell office:value-type="string" calcext:value-type="string">
            <text:p>(31337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94520547945" calcext:value-type="float">
            <text:p>0.7945205479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31337-W2V-3</text:p>
          </table:table-cell>
          <table:table-cell office:value-type="string" calcext:value-type="string">
            <text:p>(31337)</text:p>
          </table:table-cell>
        </table:table-row>
        <table:table-row table:style-name="ro1">
          <table:table-cell office:value-type="string" calcext:value-type="string">
            <text:p>(31337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876712328767" calcext:value-type="float">
            <text:p>0.8767123288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31337-W2V-3</text:p>
          </table:table-cell>
          <table:table-cell office:value-type="string" calcext:value-type="string">
            <text:p>(31337)</text:p>
          </table:table-cell>
        </table:table-row>
        <table:table-row table:style-name="ro1">
          <table:table-cell table:style-name="Default" office:value-type="string" calcext:value-type="string">
            <text:p>results-ml-3-2-42.txt</text:p>
          </table:table-cell>
          <table:table-cell table:number-columns-repeated="16"/>
          <table:table-cell table:style-name="Default"/>
        </table:table-row>
        <table:table-row table:style-name="ro1">
          <table:table-cell office:value-type="string" calcext:value-type="string">
            <text:p>(42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28476821192" calcext:value-type="float">
            <text:p>0.7284768212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2-W2V-3</text:p>
          </table:table-cell>
          <table:table-cell office:value-type="string" calcext:value-type="string">
            <text:p>(42)</text:p>
          </table:table-cell>
        </table:table-row>
        <table:table-row table:style-name="ro1">
          <table:table-cell office:value-type="string" calcext:value-type="string">
            <text:p>(42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695364238411" calcext:value-type="float">
            <text:p>0.6953642384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2-W2V-3</text:p>
          </table:table-cell>
          <table:table-cell office:value-type="string" calcext:value-type="string">
            <text:p>(42)</text:p>
          </table:table-cell>
        </table:table-row>
        <table:table-row table:style-name="ro1">
          <table:table-cell office:value-type="string" calcext:value-type="string">
            <text:p>(42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81456953642" calcext:value-type="float">
            <text:p>0.781456953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2-W2V-3</text:p>
          </table:table-cell>
          <table:table-cell office:value-type="string" calcext:value-type="string">
            <text:p>(42)</text:p>
          </table:table-cell>
        </table:table-row>
        <table:table-row table:style-name="ro1">
          <table:table-cell office:value-type="string" calcext:value-type="string">
            <text:p>(42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2-W2V-3</text:p>
          </table:table-cell>
          <table:table-cell office:value-type="string" calcext:value-type="string">
            <text:p>(42)</text:p>
          </table:table-cell>
        </table:table-row>
        <table:table-row table:style-name="ro1">
          <table:table-cell office:value-type="string" calcext:value-type="string">
            <text:p>(42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542857142857" calcext:value-type="float">
            <text:p>0.5428571429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2-W2V-3</text:p>
          </table:table-cell>
          <table:table-cell office:value-type="string" calcext:value-type="string">
            <text:p>(42)</text:p>
          </table:table-cell>
        </table:table-row>
        <table:table-row table:style-name="ro1">
          <table:table-cell office:value-type="string" calcext:value-type="string">
            <text:p>(42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671428571429" calcext:value-type="float">
            <text:p>0.6714285714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2-W2V-3</text:p>
          </table:table-cell>
          <table:table-cell office:value-type="string" calcext:value-type="string">
            <text:p>(42)</text:p>
          </table:table-cell>
        </table:table-row>
        <table:table-row table:style-name="ro1">
          <table:table-cell office:value-type="string" calcext:value-type="string">
            <text:p>(42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83950617284" calcext:value-type="float">
            <text:p>0.8395061728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2-W2V-3</text:p>
          </table:table-cell>
          <table:table-cell office:value-type="string" calcext:value-type="string">
            <text:p>(42)</text:p>
          </table:table-cell>
        </table:table-row>
        <table:table-row table:style-name="ro1">
          <table:table-cell office:value-type="string" calcext:value-type="string">
            <text:p>(42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827160493827" calcext:value-type="float">
            <text:p>0.8271604938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2-W2V-3</text:p>
          </table:table-cell>
          <table:table-cell office:value-type="string" calcext:value-type="string">
            <text:p>(42)</text:p>
          </table:table-cell>
        </table:table-row>
        <table:table-row table:style-name="ro1">
          <table:table-cell office:value-type="string" calcext:value-type="string">
            <text:p>(42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876543209877" calcext:value-type="float">
            <text:p>0.8765432099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2-W2V-3</text:p>
          </table:table-cell>
          <table:table-cell office:value-type="string" calcext:value-type="string">
            <text:p>(42)</text:p>
          </table:table-cell>
        </table:table-row>
        <table:table-row table:style-name="ro1">
          <table:table-cell table:style-name="Default" office:value-type="string" calcext:value-type="string">
            <text:p>results-ml-3-2-44.txt</text:p>
          </table:table-cell>
          <table:table-cell table:number-columns-repeated="16"/>
          <table:table-cell table:style-name="Default"/>
        </table:table-row>
        <table:table-row table:style-name="ro1">
          <table:table-cell office:value-type="string" calcext:value-type="string">
            <text:p>(44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41721854305" calcext:value-type="float">
            <text:p>0.7417218543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4-W2V-3</text:p>
          </table:table-cell>
          <table:table-cell office:value-type="string" calcext:value-type="string">
            <text:p>(44)</text:p>
          </table:table-cell>
        </table:table-row>
        <table:table-row table:style-name="ro1">
          <table:table-cell office:value-type="string" calcext:value-type="string">
            <text:p>(44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695364238411" calcext:value-type="float">
            <text:p>0.6953642384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4-W2V-3</text:p>
          </table:table-cell>
          <table:table-cell office:value-type="string" calcext:value-type="string">
            <text:p>(44)</text:p>
          </table:table-cell>
        </table:table-row>
        <table:table-row table:style-name="ro1">
          <table:table-cell office:value-type="string" calcext:value-type="string">
            <text:p>(44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6821192053" calcext:value-type="float">
            <text:p>0.7682119205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4-W2V-3</text:p>
          </table:table-cell>
          <table:table-cell office:value-type="string" calcext:value-type="string">
            <text:p>(44)</text:p>
          </table:table-cell>
        </table:table-row>
        <table:table-row table:style-name="ro1">
          <table:table-cell office:value-type="string" calcext:value-type="string">
            <text:p>(44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648648648649" calcext:value-type="float">
            <text:p>0.648648648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4-W2V-3</text:p>
          </table:table-cell>
          <table:table-cell office:value-type="string" calcext:value-type="string">
            <text:p>(44)</text:p>
          </table:table-cell>
        </table:table-row>
        <table:table-row table:style-name="ro1">
          <table:table-cell office:value-type="string" calcext:value-type="string">
            <text:p>(44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621621621622" calcext:value-type="float">
            <text:p>0.621621621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4-W2V-3</text:p>
          </table:table-cell>
          <table:table-cell office:value-type="string" calcext:value-type="string">
            <text:p>(44)</text:p>
          </table:table-cell>
        </table:table-row>
        <table:table-row table:style-name="ro1">
          <table:table-cell office:value-type="string" calcext:value-type="string">
            <text:p>(44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648648648649" calcext:value-type="float">
            <text:p>0.648648648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4-W2V-3</text:p>
          </table:table-cell>
          <table:table-cell office:value-type="string" calcext:value-type="string">
            <text:p>(44)</text:p>
          </table:table-cell>
        </table:table-row>
        <table:table-row table:style-name="ro1">
          <table:table-cell office:value-type="string" calcext:value-type="string">
            <text:p>(44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831168831169" calcext:value-type="float">
            <text:p>0.8311688312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4-W2V-3</text:p>
          </table:table-cell>
          <table:table-cell office:value-type="string" calcext:value-type="string">
            <text:p>(44)</text:p>
          </table:table-cell>
        </table:table-row>
        <table:table-row table:style-name="ro1">
          <table:table-cell office:value-type="string" calcext:value-type="string">
            <text:p>(44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66233766234" calcext:value-type="float">
            <text:p>0.7662337662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4-W2V-3</text:p>
          </table:table-cell>
          <table:table-cell office:value-type="string" calcext:value-type="string">
            <text:p>(44)</text:p>
          </table:table-cell>
        </table:table-row>
        <table:table-row table:style-name="ro1">
          <table:table-cell office:value-type="string" calcext:value-type="string">
            <text:p>(44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883116883117" calcext:value-type="float">
            <text:p>0.8831168831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4-W2V-3</text:p>
          </table:table-cell>
          <table:table-cell office:value-type="string" calcext:value-type="string">
            <text:p>(44)</text:p>
          </table:table-cell>
        </table:table-row>
        <table:table-row table:style-name="ro1">
          <table:table-cell table:style-name="Default" office:value-type="string" calcext:value-type="string">
            <text:p>results-ml-3-2-45.txt</text:p>
          </table:table-cell>
          <table:table-cell table:number-columns-repeated="16"/>
          <table:table-cell table:style-name="Default"/>
        </table:table-row>
        <table:table-row table:style-name="ro1">
          <table:table-cell office:value-type="string" calcext:value-type="string">
            <text:p>(45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6821192053" calcext:value-type="float">
            <text:p>0.7682119205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5-W2V-3</text:p>
          </table:table-cell>
          <table:table-cell office:value-type="string" calcext:value-type="string">
            <text:p>(45)</text:p>
          </table:table-cell>
        </table:table-row>
        <table:table-row table:style-name="ro1">
          <table:table-cell office:value-type="string" calcext:value-type="string">
            <text:p>(45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48344370861" calcext:value-type="float">
            <text:p>0.7483443709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5-W2V-3</text:p>
          </table:table-cell>
          <table:table-cell office:value-type="string" calcext:value-type="string">
            <text:p>(45)</text:p>
          </table:table-cell>
        </table:table-row>
        <table:table-row table:style-name="ro1">
          <table:table-cell office:value-type="string" calcext:value-type="string">
            <text:p>(45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6821192053" calcext:value-type="float">
            <text:p>0.7682119205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5-W2V-3</text:p>
          </table:table-cell>
          <table:table-cell office:value-type="string" calcext:value-type="string">
            <text:p>(45)</text:p>
          </table:table-cell>
        </table:table-row>
        <table:table-row table:style-name="ro1">
          <table:table-cell office:value-type="string" calcext:value-type="string">
            <text:p>(45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647887323944" calcext:value-type="float">
            <text:p>0.6478873239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5-W2V-3</text:p>
          </table:table-cell>
          <table:table-cell office:value-type="string" calcext:value-type="string">
            <text:p>(45)</text:p>
          </table:table-cell>
        </table:table-row>
        <table:table-row table:style-name="ro1">
          <table:table-cell office:value-type="string" calcext:value-type="string">
            <text:p>(45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647887323944" calcext:value-type="float">
            <text:p>0.6478873239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5-W2V-3</text:p>
          </table:table-cell>
          <table:table-cell office:value-type="string" calcext:value-type="string">
            <text:p>(45)</text:p>
          </table:table-cell>
        </table:table-row>
        <table:table-row table:style-name="ro1">
          <table:table-cell office:value-type="string" calcext:value-type="string">
            <text:p>(45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633802816901" calcext:value-type="float">
            <text:p>0.6338028169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5-W2V-3</text:p>
          </table:table-cell>
          <table:table-cell office:value-type="string" calcext:value-type="string">
            <text:p>(45)</text:p>
          </table:table-cell>
        </table:table-row>
        <table:table-row table:style-name="ro1">
          <table:table-cell office:value-type="string" calcext:value-type="string">
            <text:p>(45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875" calcext:value-type="float">
            <text:p>0.875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5-W2V-3</text:p>
          </table:table-cell>
          <table:table-cell office:value-type="string" calcext:value-type="string">
            <text:p>(45)</text:p>
          </table:table-cell>
        </table:table-row>
        <table:table-row table:style-name="ro1">
          <table:table-cell office:value-type="string" calcext:value-type="string">
            <text:p>(45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8375" calcext:value-type="float">
            <text:p>0.8375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5-W2V-3</text:p>
          </table:table-cell>
          <table:table-cell office:value-type="string" calcext:value-type="string">
            <text:p>(45)</text:p>
          </table:table-cell>
        </table:table-row>
        <table:table-row table:style-name="ro1">
          <table:table-cell office:value-type="string" calcext:value-type="string">
            <text:p>(45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8875" calcext:value-type="float">
            <text:p>0.8875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5-W2V-3</text:p>
          </table:table-cell>
          <table:table-cell office:value-type="string" calcext:value-type="string">
            <text:p>(45)</text:p>
          </table:table-cell>
        </table:table-row>
        <table:table-row table:style-name="ro1">
          <table:table-cell table:style-name="Default" office:value-type="string" calcext:value-type="string">
            <text:p>results-ml-3-2-46.txt</text:p>
          </table:table-cell>
          <table:table-cell table:number-columns-repeated="16"/>
          <table:table-cell table:style-name="Default"/>
        </table:table-row>
        <table:table-row table:style-name="ro1">
          <table:table-cell office:value-type="string" calcext:value-type="string">
            <text:p>(46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6821192053" calcext:value-type="float">
            <text:p>0.7682119205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6-W2V-3</text:p>
          </table:table-cell>
          <table:table-cell office:value-type="string" calcext:value-type="string">
            <text:p>(46)</text:p>
          </table:table-cell>
        </table:table-row>
        <table:table-row table:style-name="ro1">
          <table:table-cell office:value-type="string" calcext:value-type="string">
            <text:p>(46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35099337748" calcext:value-type="float">
            <text:p>0.7350993377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6-W2V-3</text:p>
          </table:table-cell>
          <table:table-cell office:value-type="string" calcext:value-type="string">
            <text:p>(46)</text:p>
          </table:table-cell>
        </table:table-row>
        <table:table-row table:style-name="ro1">
          <table:table-cell office:value-type="string" calcext:value-type="string">
            <text:p>(46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15231788079" calcext:value-type="float">
            <text:p>0.7152317881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6-W2V-3</text:p>
          </table:table-cell>
          <table:table-cell office:value-type="string" calcext:value-type="string">
            <text:p>(46)</text:p>
          </table:table-cell>
        </table:table-row>
        <table:table-row table:style-name="ro1">
          <table:table-cell office:value-type="string" calcext:value-type="string">
            <text:p>(46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16216216216" calcext:value-type="float">
            <text:p>0.7162162162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6-W2V-3</text:p>
          </table:table-cell>
          <table:table-cell office:value-type="string" calcext:value-type="string">
            <text:p>(46)</text:p>
          </table:table-cell>
        </table:table-row>
        <table:table-row table:style-name="ro1">
          <table:table-cell office:value-type="string" calcext:value-type="string">
            <text:p>(46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675675675676" calcext:value-type="float">
            <text:p>0.6756756757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6-W2V-3</text:p>
          </table:table-cell>
          <table:table-cell office:value-type="string" calcext:value-type="string">
            <text:p>(46)</text:p>
          </table:table-cell>
        </table:table-row>
        <table:table-row table:style-name="ro1">
          <table:table-cell office:value-type="string" calcext:value-type="string">
            <text:p>(46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648648648649" calcext:value-type="float">
            <text:p>0.648648648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6-W2V-3</text:p>
          </table:table-cell>
          <table:table-cell office:value-type="string" calcext:value-type="string">
            <text:p>(46)</text:p>
          </table:table-cell>
        </table:table-row>
        <table:table-row table:style-name="ro1">
          <table:table-cell office:value-type="string" calcext:value-type="string">
            <text:p>(46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818181818182" calcext:value-type="float">
            <text:p>0.8181818182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6-W2V-3</text:p>
          </table:table-cell>
          <table:table-cell office:value-type="string" calcext:value-type="string">
            <text:p>(46)</text:p>
          </table:table-cell>
        </table:table-row>
        <table:table-row table:style-name="ro1">
          <table:table-cell office:value-type="string" calcext:value-type="string">
            <text:p>(46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92207792208" calcext:value-type="float">
            <text:p>0.7922077922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6-W2V-3</text:p>
          </table:table-cell>
          <table:table-cell office:value-type="string" calcext:value-type="string">
            <text:p>(46)</text:p>
          </table:table-cell>
        </table:table-row>
        <table:table-row table:style-name="ro1">
          <table:table-cell office:value-type="string" calcext:value-type="string">
            <text:p>(46)</text:p>
          </table:table-cell>
          <table:table-cell office:value-type="string" calcext:value-type="string">
            <text:p>&gt;&gt;&gt;</text:p>
          </table:table-cell>
          <table:table-cell/>
          <table:table-cell office:value-type="string" calcext:value-type="string">
            <text:p>Features:</text:p>
          </table:table-cell>
          <table:table-cell/>
          <table:table-cell office:value-type="string" calcext:value-type="string">
            <text:p>W2V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779220779221" calcext:value-type="float">
            <text:p>0.7792207792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ml-(3)-2-46-W2V-3</text:p>
          </table:table-cell>
          <table:table-cell office:value-type="string" calcext:value-type="string">
            <text:p>(46)</text:p>
          </table:table-cell>
        </table:table-row>
        <table:table-row table:style-name="ro1" table:number-rows-repeated="5">
          <table:table-cell table:style-name="Default"/>
          <table:table-cell table:number-columns-repeated="16"/>
          <table:table-cell table:style-name="Default"/>
        </table:table-row>
        <table:table-row table:style-name="ro1">
          <table:table-cell table:style-name="Default" office:value-type="string" calcext:value-type="string">
            <text:p>Model Transfer Results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all to all</text:p>
          </table:table-cell>
          <table:table-cell office:value-type="float" office:value="0.781456953642" calcext:value-type="float">
            <text:p>0.7814569536</text:p>
          </table:table-cell>
          <table:table-cell office:value-type="float" office:value="0.728476821192" calcext:value-type="float">
            <text:p>0.7284768212</text:p>
          </table:table-cell>
          <table:table-cell office:value-type="float" office:value="0.741721854305" calcext:value-type="float">
            <text:p>0.7417218543</text:p>
          </table:table-cell>
          <table:table-cell table:number-columns-repeated="2" office:value-type="float" office:value="0.76821192053" calcext:value-type="float">
            <text:p>0.7682119205</text:p>
          </table:table-cell>
          <table:table-cell/>
          <table:table-cell table:formula="of:=AVERAGE([.C57:.G57])" office:value-type="float" office:value="0.7576158940398" calcext:value-type="float">
            <text:p>0.757615894</text:p>
          </table:table-cell>
          <table:table-cell table:formula="of:=STDEV([.C57:.G57])" office:value-type="float" office:value="0.0217638102318877" calcext:value-type="float">
            <text:p>0.0217638102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2 to all</text:p>
          </table:table-cell>
          <table:table-cell office:value-type="float" office:value="0.754966887417" calcext:value-type="float">
            <text:p>0.7549668874</text:p>
          </table:table-cell>
          <table:table-cell table:number-columns-repeated="2" office:value-type="float" office:value="0.695364238411" calcext:value-type="float">
            <text:p>0.6953642384</text:p>
          </table:table-cell>
          <table:table-cell office:value-type="float" office:value="0.748344370861" calcext:value-type="float">
            <text:p>0.7483443709</text:p>
          </table:table-cell>
          <table:table-cell office:value-type="float" office:value="0.735099337748" calcext:value-type="float">
            <text:p>0.7350993377</text:p>
          </table:table-cell>
          <table:table-cell/>
          <table:table-cell table:formula="of:=AVERAGE([.C58:.G58])" office:value-type="float" office:value="0.7258278145696" calcext:value-type="float">
            <text:p>0.7258278146</text:p>
          </table:table-cell>
          <table:table-cell table:formula="of:=STDEV([.C58:.G58])" office:value-type="float" office:value="0.0287145475343906" calcext:value-type="float">
            <text:p>0.0287145475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3 to all</text:p>
          </table:table-cell>
          <table:table-cell office:value-type="float" office:value="0.774834437086" calcext:value-type="float">
            <text:p>0.7748344371</text:p>
          </table:table-cell>
          <table:table-cell office:value-type="float" office:value="0.781456953642" calcext:value-type="float">
            <text:p>0.7814569536</text:p>
          </table:table-cell>
          <table:table-cell table:number-columns-repeated="2" office:value-type="float" office:value="0.76821192053" calcext:value-type="float">
            <text:p>0.7682119205</text:p>
          </table:table-cell>
          <table:table-cell office:value-type="float" office:value="0.715231788079" calcext:value-type="float">
            <text:p>0.7152317881</text:p>
          </table:table-cell>
          <table:table-cell/>
          <table:table-cell table:formula="of:=AVERAGE([.C59:.G59])" office:value-type="float" office:value="0.7615894039734" calcext:value-type="float">
            <text:p>0.761589404</text:p>
          </table:table-cell>
          <table:table-cell table:formula="of:=STDEV([.C59:.G59])" office:value-type="float" office:value="0.0264900662253125" calcext:value-type="float">
            <text:p>0.0264900662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all to 2</text:p>
          </table:table-cell>
          <table:table-cell office:value-type="float" office:value="0.692307692308" calcext:value-type="float">
            <text:p>0.6923076923</text:p>
          </table:table-cell>
          <table:table-cell office:value-type="float" office:value="0.6" calcext:value-type="float">
            <text:p>0.6</text:p>
          </table:table-cell>
          <table:table-cell office:value-type="float" office:value="0.648648648649" calcext:value-type="float">
            <text:p>0.6486486486</text:p>
          </table:table-cell>
          <table:table-cell office:value-type="float" office:value="0.647887323944" calcext:value-type="float">
            <text:p>0.6478873239</text:p>
          </table:table-cell>
          <table:table-cell office:value-type="float" office:value="0.716216216216" calcext:value-type="float">
            <text:p>0.7162162162</text:p>
          </table:table-cell>
          <table:table-cell/>
          <table:table-cell table:formula="of:=AVERAGE([.C60:.G60])" office:value-type="float" office:value="0.6610119762234" calcext:value-type="float">
            <text:p>0.6610119762</text:p>
          </table:table-cell>
          <table:table-cell table:formula="of:=STDEV([.C60:.G60])" office:value-type="float" office:value="0.0449291096263332" calcext:value-type="float">
            <text:p>0.0449291096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2 to 2</text:p>
          </table:table-cell>
          <table:table-cell office:value-type="float" office:value="0.717948717949" calcext:value-type="float">
            <text:p>0.7179487179</text:p>
          </table:table-cell>
          <table:table-cell office:value-type="float" office:value="0.542857142857" calcext:value-type="float">
            <text:p>0.5428571429</text:p>
          </table:table-cell>
          <table:table-cell office:value-type="float" office:value="0.621621621622" calcext:value-type="float">
            <text:p>0.6216216216</text:p>
          </table:table-cell>
          <table:table-cell office:value-type="float" office:value="0.647887323944" calcext:value-type="float">
            <text:p>0.6478873239</text:p>
          </table:table-cell>
          <table:table-cell office:value-type="float" office:value="0.675675675676" calcext:value-type="float">
            <text:p>0.6756756757</text:p>
          </table:table-cell>
          <table:table-cell/>
          <table:table-cell table:formula="of:=AVERAGE([.C61:.G61])" office:value-type="float" office:value="0.6411980964096" calcext:value-type="float">
            <text:p>0.6411980964</text:p>
          </table:table-cell>
          <table:table-cell table:formula="of:=STDEV([.C61:.G61])" office:value-type="float" office:value="0.0655329853098923" calcext:value-type="float">
            <text:p>0.0655329853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3 to 2</text:p>
          </table:table-cell>
          <table:table-cell office:value-type="float" office:value="0.679487179487" calcext:value-type="float">
            <text:p>0.6794871795</text:p>
          </table:table-cell>
          <table:table-cell office:value-type="float" office:value="0.671428571429" calcext:value-type="float">
            <text:p>0.6714285714</text:p>
          </table:table-cell>
          <table:table-cell office:value-type="float" office:value="0.648648648649" calcext:value-type="float">
            <text:p>0.6486486486</text:p>
          </table:table-cell>
          <table:table-cell office:value-type="float" office:value="0.633802816901" calcext:value-type="float">
            <text:p>0.6338028169</text:p>
          </table:table-cell>
          <table:table-cell office:value-type="float" office:value="0.648648648649" calcext:value-type="float">
            <text:p>0.6486486486</text:p>
          </table:table-cell>
          <table:table-cell/>
          <table:table-cell table:formula="of:=AVERAGE([.C62:.G62])" office:value-type="float" office:value="0.656403173023" calcext:value-type="float">
            <text:p>0.656403173</text:p>
          </table:table-cell>
          <table:table-cell table:formula="of:=STDEV([.C62:.G62])" office:value-type="float" office:value="0.018639174774277" calcext:value-type="float">
            <text:p>0.0186391748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all to 3</text:p>
          </table:table-cell>
          <table:table-cell office:value-type="float" office:value="0.876712328767" calcext:value-type="float">
            <text:p>0.8767123288</text:p>
          </table:table-cell>
          <table:table-cell office:value-type="float" office:value="0.83950617284" calcext:value-type="float">
            <text:p>0.8395061728</text:p>
          </table:table-cell>
          <table:table-cell office:value-type="float" office:value="0.831168831169" calcext:value-type="float">
            <text:p>0.83116883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18181818182" calcext:value-type="float">
            <text:p>0.8181818182</text:p>
          </table:table-cell>
          <table:table-cell/>
          <table:table-cell table:formula="of:=AVERAGE([.C63:.G63])" office:value-type="float" office:value="0.8481138301916" calcext:value-type="float">
            <text:p>0.8481138302</text:p>
          </table:table-cell>
          <table:table-cell table:formula="of:=STDEV([.C63:.G63])" office:value-type="float" office:value="0.0264475440619473" calcext:value-type="float">
            <text:p>0.0264475441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2 to 3</text:p>
          </table:table-cell>
          <table:table-cell office:value-type="float" office:value="0.794520547945" calcext:value-type="float">
            <text:p>0.7945205479</text:p>
          </table:table-cell>
          <table:table-cell office:value-type="float" office:value="0.827160493827" calcext:value-type="float">
            <text:p>0.8271604938</text:p>
          </table:table-cell>
          <table:table-cell office:value-type="float" office:value="0.766233766234" calcext:value-type="float">
            <text:p>0.766233766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92207792208" calcext:value-type="float">
            <text:p>0.7922077922</text:p>
          </table:table-cell>
          <table:table-cell/>
          <table:table-cell table:formula="of:=AVERAGE([.C64:.G64])" office:value-type="float" office:value="0.8035245200428" calcext:value-type="float">
            <text:p>0.80352452</text:p>
          </table:table-cell>
          <table:table-cell table:formula="of:=STDEV([.C64:.G64])" office:value-type="float" office:value="0.0287781716631848" calcext:value-type="float">
            <text:p>0.0287781717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3 to 3</text:p>
          </table:table-cell>
          <table:table-cell office:value-type="float" office:value="0.876712328767" calcext:value-type="float">
            <text:p>0.8767123288</text:p>
          </table:table-cell>
          <table:table-cell office:value-type="float" office:value="0.876543209877" calcext:value-type="float">
            <text:p>0.8765432099</text:p>
          </table:table-cell>
          <table:table-cell office:value-type="float" office:value="0.883116883117" calcext:value-type="float">
            <text:p>0.883116883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779220779221" calcext:value-type="float">
            <text:p>0.7792207792</text:p>
          </table:table-cell>
          <table:table-cell/>
          <table:table-cell table:formula="of:=AVERAGE([.C65:.G65])" office:value-type="float" office:value="0.8606186401964" calcext:value-type="float">
            <text:p>0.8606186402</text:p>
          </table:table-cell>
          <table:table-cell table:formula="of:=STDEV([.C65:.G65])" office:value-type="float" office:value="0.045735623265938" calcext:value-type="float">
            <text:p>0.0457356233</text:p>
          </table:table-cell>
          <table:table-cell table:number-columns-repeated="7"/>
          <table:table-cell table:style-name="Default"/>
        </table:table-row>
        <table:table-row table:style-name="ro1" table:number-rows-repeated="4">
          <table:table-cell table:style-name="Default"/>
          <table:table-cell table:number-columns-repeated="16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From ↓ to →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2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all</text:p>
          </table:table-cell>
          <table:table-cell office:value-type="string" calcext:value-type="string">
            <text:p>0.758 ± 0.022</text:p>
          </table:table-cell>
          <table:table-cell table:style-name="ce3" office:value-type="string" calcext:value-type="string">
            <text:p>0.661 ± 0.045</text:p>
          </table:table-cell>
          <table:table-cell office:value-type="string" calcext:value-type="string">
            <text:p>0.848 ± 0.026</text:p>
          </table:table-cell>
          <table:table-cell table:number-columns-repeated="12"/>
          <table:table-cell table:style-name="Default"/>
        </table:table-row>
        <table:table-row table:style-name="ro1">
          <table:table-cell table:style-name="Default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0.726 ± 0.029</text:p>
          </table:table-cell>
          <table:table-cell office:value-type="string" calcext:value-type="string">
            <text:p>0.641 ± 0.066</text:p>
          </table:table-cell>
          <table:table-cell office:value-type="string" calcext:value-type="string">
            <text:p>0.804 ± 0.029</text:p>
          </table:table-cell>
          <table:table-cell table:number-columns-repeated="12"/>
          <table:table-cell table:style-name="Default"/>
        </table:table-row>
        <table:table-row table:style-name="ro1">
          <table:table-cell table:style-name="Default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0.762 ± 0.026</text:p>
          </table:table-cell>
          <table:table-cell office:value-type="string" calcext:value-type="string">
            <text:p>0.656 ± 0.019</text:p>
          </table:table-cell>
          <table:table-cell table:style-name="ce3" office:value-type="string" calcext:value-type="string">
            <text:p>0.861 ± 0.046</text:p>
          </table:table-cell>
          <table:table-cell table:number-columns-repeated="1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6:49:43.566320133</meta:creation-date>
    <dc:date>2018-11-26T17:55:09.848673369</dc:date>
    <meta:editing-duration>PT1H5M25S</meta:editing-duration>
    <meta:editing-cycles>3</meta:editing-cycles>
    <meta:generator>LibreOffice/5.1.6.2$Linux_X86_64 LibreOffice_project/10m0$Build-2</meta:generator>
    <meta:document-statistic meta:table-count="1" meta:cell-count="726" meta:object-count="0"/>
  </office:meta>
</office:document-meta>
</file>